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P2" style:family="paragraph" style:parent-style-name="Standard">
      <style:paragraph-properties fo:line-height="200%"/>
      <style:text-properties officeooo:paragraph-rsid="002ec97c"/>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231b21" style:font-size-asian="12pt" style:font-name-complex="Times New Roman1" style:font-size-complex="12pt"/>
    </style:style>
    <style:style style:name="T3" style:family="text">
      <style:text-properties style:font-name="Times New Roman" fo:font-size="12pt" officeooo:rsid="002da2c7" style:font-size-asian="12pt" style:font-name-complex="Times New Roman1" style:font-size-complex="12pt"/>
    </style:style>
    <style:style style:name="T4" style:family="text">
      <style:text-properties style:font-name="Times New Roman" fo:font-size="12pt" officeooo:rsid="002ec97c" style:font-size-asian="12pt" style:font-name-complex="Times New Roman1" style:font-size-complex="12pt"/>
    </style:style>
    <style:style style:name="T5" style:family="text">
      <style:text-properties style:font-name="Times New Roman" fo:font-size="12pt" officeooo:rsid="0030afa8" style:font-size-asian="12pt" style:font-name-complex="Times New Roman1" style:font-size-complex="12pt"/>
    </style:style>
    <style:style style:name="T6" style:family="text">
      <style:text-properties style:font-name="Times New Roman" fo:font-size="12pt" officeooo:rsid="00320195" style:font-size-asian="12pt" style:font-name-complex="Times New Roman1" style:font-size-complex="12pt"/>
    </style:style>
    <style:style style:name="T7" style:family="text">
      <style:text-properties officeooo:rsid="002ec9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rick Austin<text:line-break/>CS 202 Project <text:span text:style-name="T7">9</text:span> Documentation</text:p>
      <text:p text:style-name="P2"><text:span text:style-name="T1">Purpose: <text:line-break/></text:span><text:span text:style-name="T3"><text:tab/></text:span><text:span text:style-name="T4">In this project I implemented and tested two different forms of a stack and two different forms of a queue as specified by the provided header files. The queues and stacks respectively should work interchangeably with each other on the user's end - use either and the member functions and data storage should work as one expects of a stack and queue. (NOTE: for clarity's sake the two stack functions print values according to how they look in the array. Since the two different implementations store top differently – either as the fixed value in position 0 of the array, or as the last valid position of the array, stacked “on top” of the previously pushed values– the print functions look different. This made sense to me intuitively, and I beg mercy if it was not what the professor had in mind. I wanted to most accurately show what the contents of the array looked like for the purposes of testing.)<text:line-break/>(NOTE: I made an executive decision to not consider two stacks or queues containing identical values but with different maximum sizes to be 'equal' as judged by the == operator. I imagine one could make an argument either way. If the judgment of grading comes down in the other direction I again beg mercy. I think this way better protects the user against errors involving running up against the size of a queue or stack at different times in arrays they have been told are “equal”. The operator is presumably looking at the </text:span><text:span text:style-name="T5">whole</text:span><text:span text:style-name="T4"> stack/queue object, and not just the data inside of </text:span><text:span text:style-name="T5">them</text:span><text:span text:style-name="T4">, so having containers of different sizes to me </text:span><text:span text:style-name="T5">logically </text:span><text:span text:style-name="T4">preclude</text:span><text:span text:style-name="T5">s</text:span><text:span text:style-name="T4"> equality.)</text:span><text:span text:style-name="T2"><text:line-break/></text:span><text:span text:style-name="T1">Design: <text:line-break/><text:tab/></text:span><text:span text:style-name="T4">I have attempted to test these implementations thoroughly, and they all follow </text:span><text:soft-page-break/><text:span text:style-name="T4">similar logic and structure for member functions wherever possible. The wrap queue differs the most from the other three in terms of length and complexity due to additional logical considerations involving the modulo operator, that enable the values in the array to wrap around the ends successfully. I tried to implement all reasonable error checking to account for </text:span><text:span text:style-name="T5">edge cases.</text:span><text:span text:style-name="T1"><text:line-break/>Problems: <text:line-break/><text:tab/></text:span><text:span text:style-name="T4">While the stacks and the “stay” queue were fairly straightforward to implement, the wrap queue (queue2.cpp) presented some difficulties. While the basic queue/dequeue operations were not very difficult to get up and running, the member functions that touch each valid element of the array from front to rear (print, operator==, operator=) were extremely finnicky and required significant trial and error to get </text:span><text:span text:style-name="T6">right</text:span><text:span text:style-name="T4">. While I am confident that they work correctly, I am not confident that my logic for looping is the most elegant logic one could possibly find. <text:line-break/></text:span><text:span text:style-name="T2">Possible changes, given more time:</text:span><text:span text:style-name="T1"><text:line-break/><text:tab/></text:span><text:span text:style-name="T4">While I am confident that my wrap queue (queue2.cpp) functions correctly, I am far from certain that I implemented the more complicated member functions in the most efficient or straightforward way. With more time I might have been able to find a more elegant solution that required less co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1</meta:editing-cycles>
    <meta:creation-date>2014-09-03T01:05:00</meta:creation-date>
    <dc:date>2014-11-05T13:06:13.958105386</dc:date>
    <meta:editing-duration>PT31M38S</meta:editing-duration>
    <meta:generator>LibreOffice/4.2.6.3$Linux_X86_64 LibreOffice_project/420m0$Build-3</meta:generator>
    <meta:document-statistic meta:table-count="0" meta:image-count="0" meta:object-count="0" meta:page-count="2" meta:paragraph-count="2" meta:word-count="500" meta:character-count="3001" meta:non-whitespace-character-count="24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